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95.53pt" svg:height="376.47pt" svg:x="715.69pt" svg:y="26.36pt">
            <loext:p draw:notify-on-update-of-ranges="Sheet1.B1:Sheet1.B1 Sheet1.B2:Sheet1.B25 Sheet1.C1:Sheet1.C1 Sheet1.C2:Sheet1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req (Hz)</text:p>
          </table:table-cell>
          <table:table-cell office:value-type="string" calcext:value-type="string">
            <text:p>MATLAB dB</text:p>
          </table:table-cell>
          <table:table-cell office:value-type="string" calcext:value-type="string">
            <text:p>C dB</text:p>
          </table:table-cell>
          <table:table-cell office:value-type="string" calcext:value-type="string">
            <text:p>Frame</text:p>
          </table:table-cell>
          <table:table-cell table:number-columns-repeated="4"/>
          <table:table-cell office:value-type="string" calcext:value-type="string">
            <text:p>m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0*LOG10([.I2])" office:value-type="float" office:value="-26.4764686348402" calcext:value-type="float">
            <text:p>-26.4764686348</text:p>
          </table:table-cell>
          <table:table-cell office:value-type="float" office:value="-15.289" calcext:value-type="float">
            <text:p>-15.289</text:p>
          </table:table-cell>
          <table:table-cell table:number-columns-repeated="5"/>
          <table:table-cell office:value-type="float" office:value="0.0474434833912517" calcext:value-type="float">
            <text:p>0.04744348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*LOG10([.I3])" office:value-type="float" office:value="-19.6317280622756" calcext:value-type="float">
            <text:p>-19.6317280623</text:p>
          </table:table-cell>
          <table:table-cell office:value-type="float" office:value="-13.639" calcext:value-type="float">
            <text:p>-13.639</text:p>
          </table:table-cell>
          <table:table-cell table:number-columns-repeated="5"/>
          <table:table-cell office:value-type="float" office:value="0.104331054490217" calcext:value-type="float">
            <text:p>0.1043310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0*LOG10([.I4])" office:value-type="float" office:value="-17.6768240011712" calcext:value-type="float">
            <text:p>-17.6768240012</text:p>
          </table:table-cell>
          <table:table-cell office:value-type="float" office:value="-13.152" calcext:value-type="float">
            <text:p>-13.152</text:p>
          </table:table-cell>
          <table:table-cell table:number-columns-repeated="5"/>
          <table:table-cell office:value-type="float" office:value="0.130664857733902" calcext:value-type="float">
            <text:p>0.13066485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0*LOG10([.I5])" office:value-type="float" office:value="-17.1238641550237" calcext:value-type="float">
            <text:p>-17.123864155</text:p>
          </table:table-cell>
          <table:table-cell office:value-type="float" office:value="-12.252" calcext:value-type="float">
            <text:p>-12.252</text:p>
          </table:table-cell>
          <table:table-cell table:number-columns-repeated="5"/>
          <table:table-cell office:value-type="float" office:value="0.139253715696886" calcext:value-type="float">
            <text:p>0.13925371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0*LOG10([.I6])" office:value-type="float" office:value="-1.30249686790897" calcext:value-type="float">
            <text:p>-1.3024968679</text:p>
          </table:table-cell>
          <table:table-cell office:value-type="float" office:value="0.172" calcext:value-type="float">
            <text:p>0.172</text:p>
          </table:table-cell>
          <table:table-cell table:number-columns-repeated="5"/>
          <table:table-cell office:value-type="float" office:value="0.860746284303115" calcext:value-type="float">
            <text:p>0.86074628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0*LOG10([.I7])" office:value-type="float" office:value="1.11158803102863" calcext:value-type="float">
            <text:p>1.111588031</text:p>
          </table:table-cell>
          <table:table-cell office:value-type="float" office:value="2.607" calcext:value-type="float">
            <text:p>2.607</text:p>
          </table:table-cell>
          <table:table-cell table:number-columns-repeated="5"/>
          <table:table-cell office:value-type="float" office:value="1.13652606840335" calcext:value-type="float">
            <text:p>1.13652606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0*LOG10([.I8])" office:value-type="float" office:value="-0.48562029378399" calcext:value-type="float">
            <text:p>-0.4856202938</text:p>
          </table:table-cell>
          <table:table-cell office:value-type="float" office:value="0.828" calcext:value-type="float">
            <text:p>0.828</text:p>
          </table:table-cell>
          <table:table-cell table:number-columns-repeated="5"/>
          <table:table-cell office:value-type="float" office:value="0.945625086972347" calcext:value-type="float">
            <text:p>0.945625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0*LOG10([.I9])" office:value-type="float" office:value="-1.24642549471446" calcext:value-type="float">
            <text:p>-1.2464254947</text:p>
          </table:table-cell>
          <table:table-cell office:value-type="float" office:value="0.257" calcext:value-type="float">
            <text:p>0.257</text:p>
          </table:table-cell>
          <table:table-cell table:number-columns-repeated="5"/>
          <table:table-cell office:value-type="float" office:value="0.866320767108638" calcext:value-type="float">
            <text:p>0.86632076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0*LOG10([.I10])" office:value-type="float" office:value="-0.0834986716211526" calcext:value-type="float">
            <text:p>-0.0834986716</text:p>
          </table:table-cell>
          <table:table-cell office:value-type="float" office:value="1.364" calcext:value-type="float">
            <text:p>1.364</text:p>
          </table:table-cell>
          <table:table-cell table:number-columns-repeated="5"/>
          <table:table-cell office:value-type="float" office:value="0.990432918693533" calcext:value-type="float">
            <text:p>0.99043291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*LOG10([.I11])" office:value-type="float" office:value="1.01641066504326" calcext:value-type="float">
            <text:p>1.016410665</text:p>
          </table:table-cell>
          <table:table-cell office:value-type="float" office:value="2.144" calcext:value-type="float">
            <text:p>2.144</text:p>
          </table:table-cell>
          <table:table-cell table:number-columns-repeated="5"/>
          <table:table-cell office:value-type="float" office:value="1.12414034107441" calcext:value-type="float">
            <text:p>1.12414034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0*LOG10([.I12])" office:value-type="float" office:value="0.758932215398802" calcext:value-type="float">
            <text:p>0.7589322154</text:p>
          </table:table-cell>
          <table:table-cell office:value-type="float" office:value="2.076" calcext:value-type="float">
            <text:p>2.076</text:p>
          </table:table-cell>
          <table:table-cell table:number-columns-repeated="5"/>
          <table:table-cell office:value-type="float" office:value="1.09130617039309" calcext:value-type="float">
            <text:p>1.09130617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0*LOG10([.I13])" office:value-type="float" office:value="-0.931143707344379" calcext:value-type="float">
            <text:p>-0.9311437073</text:p>
          </table:table-cell>
          <table:table-cell office:value-type="float" office:value="0.668" calcext:value-type="float">
            <text:p>0.668</text:p>
          </table:table-cell>
          <table:table-cell table:number-columns-repeated="5"/>
          <table:table-cell office:value-type="float" office:value="0.898344296039323" calcext:value-type="float">
            <text:p>0.8983442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0*LOG10([.I14])" office:value-type="float" office:value="-0.730462222590528" calcext:value-type="float">
            <text:p>-0.7304622226</text:p>
          </table:table-cell>
          <table:table-cell office:value-type="float" office:value="0.588" calcext:value-type="float">
            <text:p>0.588</text:p>
          </table:table-cell>
          <table:table-cell table:number-columns-repeated="5"/>
          <table:table-cell office:value-type="float" office:value="0.919341550426905" calcext:value-type="float">
            <text:p>0.91934155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0*LOG10([.I15])" office:value-type="float" office:value="1.09556097368433" calcext:value-type="float">
            <text:p>1.0955609737</text:p>
          </table:table-cell>
          <table:table-cell office:value-type="float" office:value="2.3454" calcext:value-type="float">
            <text:p>2.3454</text:p>
          </table:table-cell>
          <table:table-cell table:number-columns-repeated="5"/>
          <table:table-cell office:value-type="float" office:value="1.13443090321012" calcext:value-type="float">
            <text:p>1.13443090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0*LOG10([.I16])" office:value-type="float" office:value="-1.30249686790899" calcext:value-type="float">
            <text:p>-1.3024968679</text:p>
          </table:table-cell>
          <table:table-cell office:value-type="float" office:value="0.257" calcext:value-type="float">
            <text:p>0.257</text:p>
          </table:table-cell>
          <table:table-cell table:number-columns-repeated="5"/>
          <table:table-cell office:value-type="float" office:value="0.860746284303113" calcext:value-type="float">
            <text:p>0.86074628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0*LOG10([.I17])" office:value-type="float" office:value="-17.1238641550237" calcext:value-type="float">
            <text:p>-17.123864155</text:p>
          </table:table-cell>
          <table:table-cell office:value-type="float" office:value="-11.768" calcext:value-type="float">
            <text:p>-11.768</text:p>
          </table:table-cell>
          <table:table-cell table:number-columns-repeated="5"/>
          <table:table-cell office:value-type="float" office:value="0.139253715696885" calcext:value-type="float">
            <text:p>0.13925371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0*LOG10([.I18])" office:value-type="float" office:value="-17.4842248929285" calcext:value-type="float">
            <text:p>-17.4842248929</text:p>
          </table:table-cell>
          <table:table-cell office:value-type="float" office:value="-11.835" calcext:value-type="float">
            <text:p>-11.835</text:p>
          </table:table-cell>
          <table:table-cell table:number-columns-repeated="5"/>
          <table:table-cell office:value-type="float" office:value="0.133594554284939" calcext:value-type="float">
            <text:p>0.13359455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0*LOG10([.I19])" office:value-type="float" office:value="-20.888080337408" calcext:value-type="float">
            <text:p>-20.8880803374</text:p>
          </table:table-cell>
          <table:table-cell office:value-type="float" office:value="-14.067" calcext:value-type="float">
            <text:p>-14.067</text:p>
          </table:table-cell>
          <table:table-cell table:number-columns-repeated="5"/>
          <table:table-cell office:value-type="float" office:value="0.0902809214677374" calcext:value-type="float">
            <text:p>0.09028092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0*LOG10([.I20])" office:value-type="float" office:value="-22.0160480332291" calcext:value-type="float">
            <text:p>-22.0160480332</text:p>
          </table:table-cell>
          <table:table-cell office:value-type="float" office:value="-14.609" calcext:value-type="float">
            <text:p>-14.609</text:p>
          </table:table-cell>
          <table:table-cell table:number-columns-repeated="5"/>
          <table:table-cell office:value-type="float" office:value="0.0792861990315942" calcext:value-type="float">
            <text:p>0.0792861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*LOG10([.I21])" office:value-type="float" office:value="-17.8808698808545" calcext:value-type="float">
            <text:p>-17.8808698809</text:p>
          </table:table-cell>
          <table:table-cell office:value-type="float" office:value="-12.69" calcext:value-type="float">
            <text:p>-12.69</text:p>
          </table:table-cell>
          <table:table-cell table:number-columns-repeated="5"/>
          <table:table-cell office:value-type="float" office:value="0.127631098148107" calcext:value-type="float">
            <text:p>0.12763109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0*LOG10([.I22])" office:value-type="float" office:value="-28.5482145367036" calcext:value-type="float">
            <text:p>-28.5482145367</text:p>
          </table:table-cell>
          <table:table-cell office:value-type="float" office:value="-17.993" calcext:value-type="float">
            <text:p>-17.993</text:p>
          </table:table-cell>
          <table:table-cell table:number-columns-repeated="5"/>
          <table:table-cell office:value-type="float" office:value="0.0373756946612255" calcext:value-type="float">
            <text:p>0.03737569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0*LOG10([.I23])" office:value-type="float" office:value="-17.2303232362312" calcext:value-type="float">
            <text:p>-17.2303232362</text:p>
          </table:table-cell>
          <table:table-cell office:value-type="float" office:value="-15.494" calcext:value-type="float">
            <text:p>-15.494</text:p>
          </table:table-cell>
          <table:table-cell table:number-columns-repeated="5"/>
          <table:table-cell office:value-type="float" office:value="0.137557361879991" calcext:value-type="float">
            <text:p>0.13755736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0*LOG10([.I24])" office:value-type="float" office:value="-39.7758165404725" calcext:value-type="float">
            <text:p>-39.7758165405</text:p>
          </table:table-cell>
          <table:table-cell office:value-type="float" office:value="-16.363" calcext:value-type="float">
            <text:p>-16.363</text:p>
          </table:table-cell>
          <table:table-cell table:number-columns-repeated="5"/>
          <table:table-cell office:value-type="float" office:value="0.010261460387682" calcext:value-type="float">
            <text:p>0.01026146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0*LOG10([.I25])" office:value-type="float" office:value="-17.1238641550237" calcext:value-type="float">
            <text:p>-17.123864155</text:p>
          </table:table-cell>
          <table:table-cell office:value-type="float" office:value="-17.458" calcext:value-type="float">
            <text:p>-17.458</text:p>
          </table:table-cell>
          <table:table-cell table:number-columns-repeated="5"/>
          <table:table-cell office:value-type="float" office:value="0.139253715696886" calcext:value-type="float">
            <text:p>0.13925371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 style:data-style-name="N2" text:time-value="20:58:02.089255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38:59.966447599</meta:creation-date>
    <dc:date>2019-02-25T21:13:00.518093642</dc:date>
    <meta:editing-duration>PT16M6S</meta:editing-duration>
    <meta:editing-cycles>4</meta:editing-cycles>
    <meta:generator>LibreOffice/5.1.6.2$Linux_X86_64 LibreOffice_project/10m0$Build-2</meta:gener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1cm" svg:height="13.282cm" xlink:href=".." xlink:type="simple" chart:class="chart:line" chart:style-name="ch1">
        <chart:title svg:x="8.345cm" svg:y="0.401cm" chart:style-name="ch2">
          <text:p>Magnitude Response</text:p>
        </chart:title>
        <chart:legend chart:legend-position="end" svg:x="17.761cm" svg:y="6.093cm" style:legend-expansion="high" chart:style-name="ch3"/>
        <chart:plot-area chart:style-name="ch4" table:cell-range-address="Sheet1.B1:Sheet1.C25" chart:data-source-has-labels="row" svg:x="1.431cm" svg:y="1.445cm" svg:width="15.91cm" svg:height="10.591cm">
          <chartooo:coordinate-region svg:x="2.158cm" svg:y="1.644cm" svg:width="14.996cm" svg:height="10.193cm"/>
          <chart:axis chart:dimension="x" chart:name="primary-x" chart:style-name="ch5">
            <chart:title svg:x="8.628cm" svg:y="12.301cm" chart:style-name="ch6">
              <text:p>freq (kHz)</text:p>
            </chart:title>
          </chart:axis>
          <chart:axis chart:dimension="y" chart:name="primary-y" chart:style-name="ch5">
            <chart:title svg:x="0.451cm" svg:y="6.996cm" chart:style-name="ch7">
              <text:p>dB</text:p>
            </chart:title>
            <chart:grid chart:style-name="ch8" chart:class="major"/>
          </chart:axis>
          <chart:series chart:style-name="ch9" chart:values-cell-range-address="Sheet1.B2:Sheet1.B25" chart:label-cell-address="Sheet1.B1:Sheet1.B1" chart:class="chart:line">
            <chart:data-point chart:repeated="24"/>
          </chart:series>
          <chart:series chart:style-name="ch10" chart:values-cell-range-address="Sheet1.C2:Sheet1.C25" chart:label-cell-address="Sheet1.C1:Sheet1.C1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LAB dB</text:p>
                <draw:g>
                  <svg:desc>Sheet1.B1:Sheet1.B1</svg:desc>
                </draw:g>
              </table:table-cell>
              <table:table-cell office:value-type="string">
                <text:p>C dB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6.4764686348402">
                <text:p>-26.4764686348402</text:p>
                <draw:g>
                  <svg:desc>Sheet1.B2:Sheet1.B25</svg:desc>
                </draw:g>
              </table:table-cell>
              <table:table-cell office:value-type="float" office:value="-15.289">
                <text:p>-15.289</text:p>
                <draw:g>
                  <svg:desc>Sheet1.C2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6317280622756">
                <text:p>-19.6317280622756</text:p>
              </table:table-cell>
              <table:table-cell office:value-type="float" office:value="-13.639">
                <text:p>-13.6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.6768240011712">
                <text:p>-17.6768240011712</text:p>
              </table:table-cell>
              <table:table-cell office:value-type="float" office:value="-13.152">
                <text:p>-13.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.1238641550237">
                <text:p>-17.1238641550237</text:p>
              </table:table-cell>
              <table:table-cell office:value-type="float" office:value="-12.252">
                <text:p>-12.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0249686790897">
                <text:p>-1.30249686790897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1158803102863">
                <text:p>1.11158803102863</text:p>
              </table:table-cell>
              <table:table-cell office:value-type="float" office:value="2.607">
                <text:p>2.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8562029378399">
                <text:p>-0.48562029378399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4642549471446">
                <text:p>-1.24642549471446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834986716211526">
                <text:p>-0.0834986716211526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641066504326">
                <text:p>1.01641066504326</text:p>
              </table:table-cell>
              <table:table-cell office:value-type="float" office:value="2.144">
                <text:p>2.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8932215398802">
                <text:p>0.758932215398802</text:p>
              </table:table-cell>
              <table:table-cell office:value-type="float" office:value="2.076">
                <text:p>2.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31143707344379">
                <text:p>-0.931143707344379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30462222590528">
                <text:p>-0.730462222590528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9556097368433">
                <text:p>1.09556097368433</text:p>
              </table:table-cell>
              <table:table-cell office:value-type="float" office:value="2.3454">
                <text:p>2.3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30249686790899">
                <text:p>-1.30249686790899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7.1238641550237">
                <text:p>-17.1238641550237</text:p>
              </table:table-cell>
              <table:table-cell office:value-type="float" office:value="-11.768">
                <text:p>-11.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.4842248929285">
                <text:p>-17.4842248929285</text:p>
              </table:table-cell>
              <table:table-cell office:value-type="float" office:value="-11.835">
                <text:p>-11.8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0.888080337408">
                <text:p>-20.888080337408</text:p>
              </table:table-cell>
              <table:table-cell office:value-type="float" office:value="-14.067">
                <text:p>-14.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2.0160480332291">
                <text:p>-22.0160480332291</text:p>
              </table:table-cell>
              <table:table-cell office:value-type="float" office:value="-14.609">
                <text:p>-14.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7.8808698808545">
                <text:p>-17.8808698808545</text:p>
              </table:table-cell>
              <table:table-cell office:value-type="float" office:value="-12.69">
                <text:p>-12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8.5482145367036">
                <text:p>-28.5482145367036</text:p>
              </table:table-cell>
              <table:table-cell office:value-type="float" office:value="-17.993">
                <text:p>-17.9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.2303232362312">
                <text:p>-17.2303232362312</text:p>
              </table:table-cell>
              <table:table-cell office:value-type="float" office:value="-15.494">
                <text:p>-15.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9.7758165404725">
                <text:p>-39.7758165404725</text:p>
              </table:table-cell>
              <table:table-cell office:value-type="float" office:value="-16.363">
                <text:p>-16.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1238641550237">
                <text:p>-17.1238641550237</text:p>
              </table:table-cell>
              <table:table-cell office:value-type="float" office:value="-17.458">
                <text:p>-17.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